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es new roman" svg:font-family="'Ties new roman'"/>
    <style:font-face style:name="arial" svg:font-family="arial, sans-serif"/>
    <style:font-face style:name="inherit" svg:font-family="inherit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fo:font-size="10pt" officeooo:rsid="00072429" style:font-size-asian="10pt" style:font-size-complex="10pt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fo:font-size="10pt" officeooo:rsid="00072429" officeooo:paragraph-rsid="00072429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200%"/>
      <style:text-properties style:font-name="Times new roman" fo:font-size="10pt" fo:font-weight="bold" officeooo:rsid="00072429" officeooo:paragraph-rsid="00072429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paragraph-properties fo:line-height="200%"/>
      <style:text-properties style:font-name="Times new roman" fo:font-size="10pt" fo:font-weight="bold" officeooo:rsid="00072429" officeooo:paragraph-rsid="00072429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size="10pt" fo:font-weight="bold" officeooo:rsid="00072429" officeooo:paragraph-rsid="000b23b5" style:font-size-asian="10pt" style:font-weight-asian="bold" style:font-size-complex="10pt" style:font-weight-complex="bold"/>
    </style:style>
    <style:style style:name="P7" style:family="paragraph" style:parent-style-name="Standard" style:list-style-name="L2">
      <style:paragraph-properties fo:line-height="200%"/>
      <style:text-properties style:font-name="Times new roman" fo:font-size="10pt" fo:font-weight="bold" officeooo:paragraph-rsid="0008fca5"/>
    </style:style>
    <style:style style:name="P8" style:family="paragraph" style:parent-style-name="Standard" style:list-style-name="L2">
      <style:paragraph-properties fo:line-height="200%"/>
      <style:text-properties style:font-name="Times new roman" fo:font-size="10pt" fo:font-weight="bold" officeooo:rsid="0008fca5" officeooo:paragraph-rsid="0008fca5"/>
    </style:style>
    <style:style style:name="P9" style:family="paragraph" style:parent-style-name="Standard">
      <style:paragraph-properties fo:line-height="200%"/>
      <style:text-properties style:font-name="Times new roman" fo:font-size="10pt" fo:font-weight="bold" officeooo:rsid="0008fca5" officeooo:paragraph-rsid="0008fca5"/>
    </style:style>
    <style:style style:name="P10" style:family="paragraph" style:parent-style-name="Standard" style:list-style-name="L1">
      <style:paragraph-properties fo:line-height="200%"/>
      <style:text-properties style:font-name="Times new roman" fo:font-size="10pt" fo:font-weight="normal" officeooo:rsid="000b23b5" officeooo:paragraph-rsid="000b23b5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line-height="200%" fo:text-align="justify" style:justify-single-word="false"/>
      <style:text-properties style:font-name="Times new roman" fo:font-size="10pt" fo:font-weight="normal" officeooo:rsid="000b23b5" officeooo:paragraph-rsid="000b23b5" style:font-size-asian="10pt" style:font-weight-asian="normal" style:font-size-complex="10pt" style:font-weight-complex="normal"/>
    </style:style>
    <style:style style:name="P12" style:family="paragraph" style:parent-style-name="Standard" style:list-style-name="L2">
      <style:paragraph-properties fo:line-height="200%"/>
      <style:text-properties style:font-name="Times new roman" fo:font-size="10pt" fo:font-weight="normal" officeooo:rsid="000b23b5" officeooo:paragraph-rsid="000b23b5" style:font-weight-asian="normal" style:font-weight-complex="normal"/>
    </style:style>
    <style:style style:name="P13" style:family="paragraph" style:parent-style-name="Standard" style:list-style-name="L2">
      <style:paragraph-properties fo:line-height="200%"/>
      <style:text-properties style:font-name="Times new roman" fo:font-size="10pt" fo:font-weight="normal" officeooo:rsid="000b9ff9" officeooo:paragraph-rsid="000b9ff9" style:font-weight-asian="normal" style:font-weight-complex="normal"/>
    </style:style>
    <style:style style:name="P14" style:family="paragraph" style:parent-style-name="Standard">
      <style:paragraph-properties fo:line-height="200%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pt" style:font-weight-asian="bold" style:font-size-complex="10pt" style:font-weight-complex="bold"/>
    </style:style>
    <style:style style:name="T3" style:family="text">
      <style:text-properties officeooo:rsid="0008fca5" style:font-size-asian="10pt" style:font-weight-asian="bold" style:font-size-complex="10pt" style:font-weight-complex="bold"/>
    </style:style>
    <style:style style:name="T4" style:family="text">
      <style:text-properties style:font-size-asian="10pt" style:font-size-complex="10pt"/>
    </style:style>
    <style:style style:name="T5" style:family="text">
      <style:text-properties officeooo:rsid="0008fca5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oratório de Sistemas de Informação</text:p>
      <text:p text:style-name="P3">Estudo de caso</text:p>
      <text:p text:style-name="P2">Quando o desenvolvimento do sistema falha</text:p>
      <text:p text:style-name="P14"><text:span text:style-name="T1">Gislany Raíssa de Azevedo</text:span> – 20201BSI0311</text:p>
      <text:p text:style-name="P1"/>
      <text:p text:style-name="P4">Questões de discussão</text:p>
      <text:list xml:id="list4190084458" text:style-name="L1">
        <text:list-item>
          <text:p text:style-name="P5">O que deu errado na HCO? Quem pagou o preço? </text:p>
          <text:p text:style-name="P11">A falta de planejamento da HCO sobre a imlantação do novo sistema de informação, gerou uma falha na transferência de dados do pacientes e também perda dos dados, ocasionando numa espera maior que o normal para os transplantes de rim. Quem pagou o preço foram os pacientes que perderam a vida aguardando o transplante.</text:p>
          <text:p text:style-name="P10"/>
        </text:list-item>
        <text:list-item>
          <text:p text:style-name="P5">Como a HCO está reagindo/respondendo a seus erros e como pode recuperar ainda mais a sua boa reputação?</text:p>
          <text:p text:style-name="P11">A HCO respondeu as falhas cometidas, abandonando os planos para o novo centro, devolvendo os pacientes para os cuidados anteriores (Hospital Universitário próximo) além de pagar as multas determinadas, e <text:s/>oferecer U$ 3 milhões em contribuição para o desenvolvimento de estudos voltado a questão de transplantes.</text:p>
        </text:list-item>
      </text:list>
      <text:p text:style-name="P6"/>
      <text:p text:style-name="P4">Questões de pensamento crítico</text:p>
      <text:list xml:id="list4085141236" text:style-name="L2">
        <text:list-item>
          <text:p text:style-name="P7"><text:span text:style-name="T3">Quais razões legítimas o diretor do HCO pode fornecer para justificar o fracasso do novo centro? Há alguma razão aceitável? <text:s/>Quem dentro da HCO é o responsável? </text:span></text:p>
          <text:p text:style-name="P12"><text:span text:style-name="T5">A</text:span><text:span text:style-name="T4">s justificativas que podem ser apresentadas é assumir a falta de planejamento no desenvolvimento e na gestão do novo sistema de informação, além de não contratar a equipe necessária para a migração dos dados.</text:span></text:p>
          <text:p text:style-name="P12"><text:span text:style-name="T4">Nenhuma justificativa é inteiramente razoável, uma vez que, a falha custou a vida de diversos pacientes. Dentro da HCO os responsáveis são o diretor que aprovou um projeto inacabado, e toda a equipe de especialista envolvidas no projeto que não alertou sobre a ineficiência do sistema antes de começas a migração dos dados dos pacientes.</text:span></text:p>
        </text:list-item>
        <text:list-item>
          <text:p text:style-name="P8"><text:span text:style-name="T2">Que outros sistemas de informações com risco ou que salvam vidas estão sob risco de catástrofes semelhantes?</text:span></text:p>
          <text:p text:style-name="P13"><text:span text:style-name="T4">Qualquer sistema de informação não planejado pode resultar na falha de migração ou perda de dados.</text:span></text:p>
        </text:list-item>
      </text:list>
      <text:p text:style-name="P9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es new roman" svg:font-family="'Ties new roman'"/>
    <style:font-face style:name="arial" svg:font-family="arial, sans-serif"/>
    <style:font-face style:name="inherit" svg:font-family="inherit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5:50:34.089051096</meta:creation-date>
    <dc:date>2020-12-01T17:41:16.120242625</dc:date>
    <meta:editing-duration>PT8M3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307" meta:character-count="1880" meta:non-whitespace-character-count="1587"/>
  </office:meta>
</office:document-meta>
</file>